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Text_20_body">
      <style:text-properties officeooo:rsid="004519ee" officeooo:paragraph-rsid="004519ee"/>
    </style:style>
    <style:style style:name="P117" style:family="paragraph" style:parent-style-name="Text_20_body">
      <style:paragraph-properties fo:margin-left="0cm" fo:margin-right="0cm" fo:margin-top="0cm" fo:margin-bottom="0cm" style:contextual-spacing="false" fo:text-indent="0cm" style:auto-text-indent="false"/>
    </style:style>
    <style:style style:name="P118" style:family="paragraph" style:parent-style-name="Preformatted_20_Text">
      <style:text-properties officeooo:rsid="001fe3e5" officeooo:paragraph-rsid="001fe3e5"/>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18"><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16">number = input("enter a number")</text:p>
      <text:p text:style-name="P117">count = 1</text:p>
      <text:p text:style-name="P117">number = int(number)</text:p>
      <text:p text:style-name="P117">while count &lt;= number:</text:p>
      <text:p text:style-name="P117">print (number)</text:p>
      <text:p text:style-name="P117">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5">26 March 2015</text:p>
      <text:p text:style-name="P115"><text:soft-page-break/>Know the main differences between tuples and dictionaries and lists and then it can get easier to solve problems</text:p>
      <text:p text:style-name="P115">do things on the divide and concur way</text:p>
      <text:p text:style-name="P111"/>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5</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26T09:36:13.207354587</dc:date>
    <meta:editing-duration>P10DT18M50S</meta:editing-duration>
    <meta:editing-cycles>76</meta:editing-cycles>
    <meta:generator>LibreOffice/4.2.7.2$Linux_X86_64 LibreOffice_project/420m0$Build-2</meta:generator>
    <meta:document-statistic meta:table-count="0" meta:image-count="0" meta:object-count="0" meta:page-count="15" meta:paragraph-count="519" meta:word-count="4643" meta:character-count="24874" meta:non-whitespace-character-count="20392"/>
  </office:meta>
</office:document-meta>
</file>